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1cm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1cm" fo:min-width="3.498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1.685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866cm" fo:padding-top="0.151cm" fo:padding-bottom="0.151cm" fo:padding-left="0.276cm" fo:padding-right="0.276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1.183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206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1.984cm" fo:padding-top="0.151cm" fo:padding-bottom="0.151cm" fo:padding-left="0.276cm" fo:padding-right="0.276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stroke="dash" draw:stroke-dash="Long_20_Dash_20__28_Rounded_29_" svg:stroke-width="0.081cm" svg:stroke-color="#000000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373cm" fo:padding-top="0.151cm" fo:padding-bottom="0.151cm" fo:padding-left="0.276cm" fo:padding-right="0.276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365cm" fo:padding-top="0.151cm" fo:padding-bottom="0.151cm" fo:padding-left="0.276cm" fo:padding-right="0.276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2.886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1.819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49cm" fo:min-width="0.699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draw:stroke="solid" draw:stroke-dash="Long_20_Dash" svg:stroke-width="0.053cm" svg:stroke-color="#000000" draw:marker-start-width="0.279cm" draw:marker-end-width="0.279cm" svg:stroke-linecap="butt" draw:fill-color="#ffffff" draw:textarea-horizontal-align="justify" draw:textarea-vertical-align="middle" draw:auto-grow-height="false" fo:min-height="0.687cm" fo:min-width="1.685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draw:stroke-dash="Long_20_Dash" svg:stroke-width="0.053cm" svg:stroke-color="#000000" draw:marker-start-width="0.279cm" draw:marker-end-width="0.279cm" svg:stroke-linecap="butt" draw:fill-color="#ffffff" draw:textarea-horizontal-align="justify" draw:textarea-vertical-align="middle" draw:auto-grow-height="false" fo:min-height="0.533cm" fo:min-width="1.457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9.041cm" svg:height="0.962cm" svg:x="1.455cm" svg:y="2.09cm">
            <draw:text-box>
              <text:p><text:span text:style-name="T1">Financial Indicators DB EER</text:span></text:p>
            </draw:text-box>
          </draw:frame>
          <draw:custom-shape draw:style-name="gr3" draw:text-style-name="P3" draw:layer="layout" svg:width="4.032cm" svg:height="1.795cm" svg:x="4.34cm" svg:y="5.356cm">
            <text:p text:style-name="P2">USER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3.163cm" svg:height="1.397cm" svg:x="1cm" svg:y="6.594cm">
            <text:p text:style-name="P2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4.834cm" svg:height="1.397cm" svg:x="9.014cm" svg:y="3.552cm">
            <text:p text:style-name="P2">usernam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4.834cm" svg:height="1.397cm" svg:x="3.754cm" svg:y="3.552cm">
            <text:p text:style-name="P2">passwor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032cm" svg:height="1.795cm" svg:x="13.119cm" svg:y="15.507cm">
            <text:p text:style-name="P2">Country</text:p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" draw:text-style-name="P3" draw:layer="layout" svg:width="2.453cm" svg:height="1.397cm" svg:x="1.301cm" svg:y="4.573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4" draw:layer="layout" svg:x1="1.876cm" svg:y1="5.675cm" svg:x2="3.175cm" svg:y2="5.675cm">
              <text:p/>
            </draw:line>
          </draw:g>
          <draw:g draw:style-name="gr1">
            <draw:custom-shape draw:style-name="gr6" draw:text-style-name="P3" draw:layer="layout" svg:width="2.453cm" svg:height="1.397cm" svg:x="1.301cm" svg:y="4.573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.876cm" svg:y1="5.675cm" svg:x2="3.175cm" svg:y2="5.675cm">
              <text:p/>
            </draw:line>
          </draw:g>
          <draw:g draw:style-name="gr1">
            <draw:custom-shape draw:style-name="gr6" draw:text-style-name="P3" draw:layer="layout" svg:width="2.453cm" svg:height="1.397cm" svg:x="15.878cm" svg:y="17.604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6.453cm" svg:y1="18.706cm" svg:x2="17.752cm" svg:y2="18.706cm">
              <text:p/>
            </draw:line>
          </draw:g>
          <draw:custom-shape draw:style-name="gr4" draw:text-style-name="P3" draw:layer="layout" svg:width="3.163cm" svg:height="1.397cm" svg:x="9.371cm" svg:y="15.349cm">
            <text:p text:style-name="P2">cod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draw:layer="layout" svg:width="3.898cm" svg:height="1.397cm" svg:x="12.917cm" svg:y="13.329cm">
            <text:p text:style-name="P2">countr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4.032cm" svg:height="1.795cm" svg:x="17.328cm" svg:y="7.136cm">
            <text:p text:style-name="P2">Order</text:p>
            <draw:enhanced-geometry svg:viewBox="0 0 21600 21600" draw:type="rectangle" draw:enhanced-path="M 0 0 L 21600 0 21600 21600 0 21600 0 0 Z N"/>
          </draw:custom-shape>
          <draw:g draw:style-name="gr1">
            <draw:custom-shape draw:style-name="gr10" draw:text-style-name="P3" draw:layer="layout" svg:width="3.586cm" svg:height="1.397cm" svg:x="22.347cm" svg:y="6.589cm">
              <text:p text:style-name="P2">user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" draw:text-style-name="P4" draw:layer="layout" svg:x1="23.072cm" svg:y1="7.691cm" svg:x2="25.141cm" svg:y2="7.691cm">
              <text:p/>
            </draw:line>
          </draw:g>
          <draw:custom-shape draw:style-name="gr4" draw:text-style-name="P3" draw:layer="layout" svg:width="3.163cm" svg:height="1.397cm" svg:x="22.263cm" svg:y="8.831cm">
            <text:p text:style-name="P2">den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" draw:layer="layout" svg:width="4.135cm" svg:height="1.397cm" svg:x="19.124cm" svg:y="4.644cm">
            <text:p text:style-name="P2">location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4.123cm" svg:height="1.397cm" svg:x="14.542cm" svg:y="4.858cm">
            <text:p text:style-name="P2">addres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18.943cm" svg:y="2.793cm">
            <text:p text:style-name="P2">cit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23.2cm" svg:y="2.747cm">
            <text:p text:style-name="P2">st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23.777cm" svg:y="4.525cm">
            <text:p text:style-name="P2">zi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4.86cm" svg:height="1.397cm" svg:x="9.695cm" svg:y="11.117cm">
            <text:p text:style-name="P2">item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15.552cm" svg:y="11.501cm">
            <text:p text:style-name="P2">pr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4" draw:layer="layout" svg:x1="8.372cm" svg:y1="6.18cm" svg:x2="12.604cm" svg:y2="6.18cm">
            <text:p/>
          </draw:line>
          <draw:line draw:style-name="gr15" draw:text-style-name="P4" draw:layer="layout" svg:x1="12.626cm" svg:y1="7.984cm" svg:x2="12.604cm" svg:y2="6.18cm">
            <text:p/>
          </draw:line>
          <draw:line draw:style-name="gr15" draw:text-style-name="P4" draw:layer="layout" svg:x1="12.604cm" svg:y1="7.984cm" svg:x2="17.328cm" svg:y2="7.984cm">
            <text:p/>
          </draw:line>
          <draw:custom-shape draw:style-name="gr4" draw:text-style-name="P3" draw:layer="layout" svg:width="3.163cm" svg:height="1.397cm" svg:x="10.284cm" svg:y="9.047cm">
            <text:p text:style-name="P2">tota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13.579cm" svg:y="6.426cm">
            <text:p text:style-name="P2">ms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20.146cm" svg:y="10.081cm">
            <text:p text:style-name="P2">dat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">
            <draw:custom-shape draw:style-name="gr6" draw:text-style-name="P3" draw:layer="layout" svg:width="2.453cm" svg:height="1.397cm" svg:x="18.992cm" svg:y="11.478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9.567cm" svg:y1="12.58cm" svg:x2="20.866cm" svg:y2="12.58cm">
              <text:p/>
            </draw:line>
          </draw:g>
          <draw:custom-shape draw:style-name="gr3" draw:text-style-name="P3" draw:layer="layout" svg:width="4.032cm" svg:height="1.795cm" svg:x="2.223cm" svg:y="12.909cm">
            <text:p text:style-name="P2">Item</text:p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" draw:text-style-name="P3" draw:layer="layout" svg:width="2.453cm" svg:height="1.397cm" svg:x="1.349cm" svg:y="10.995cm">
              <text:p text:style-name="P2">_id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4" draw:layer="layout" svg:x1="1.924cm" svg:y1="12.097cm" svg:x2="3.223cm" svg:y2="12.097cm">
              <text:p/>
            </draw:line>
          </draw:g>
          <draw:custom-shape draw:style-name="gr4" draw:text-style-name="P3" draw:layer="layout" svg:width="3.163cm" svg:height="1.397cm" svg:x="4.295cm" svg:y="10.755cm">
            <text:p text:style-name="P2">nam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3.163cm" svg:height="1.397cm" svg:x="1.216cm" svg:y="15.494cm">
            <text:p text:style-name="P2">pric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3.353cm" svg:height="1.397cm" svg:x="5.763cm" svg:y="15.084cm">
            <text:p text:style-name="P2">imgur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4" draw:layer="layout" svg:x1="3.513cm" svg:y1="6.757cm" svg:x2="4.34cm" svg:y2="6.252cm">
            <text:p/>
          </draw:line>
          <draw:line draw:style-name="gr15" draw:text-style-name="P4" draw:layer="layout" svg:x1="3.754cm" svg:y1="5.356cm" svg:x2="4.34cm" svg:y2="5.603cm">
            <text:p/>
          </draw:line>
          <draw:line draw:style-name="gr15" draw:text-style-name="P4" draw:layer="layout" svg:x1="6.037cm" svg:y1="4.949cm" svg:x2="6.037cm" svg:y2="5.356cm">
            <text:p/>
          </draw:line>
          <draw:line draw:style-name="gr15" draw:text-style-name="P4" draw:layer="layout" svg:x1="8.372cm" svg:y1="5.699cm" svg:x2="10.752cm" svg:y2="4.949cm">
            <text:p/>
          </draw:line>
          <draw:line draw:style-name="gr15" draw:text-style-name="P4" draw:layer="layout" svg:x1="18.665cm" svg:y1="5.41cm" svg:x2="19.124cm" svg:y2="5.41cm">
            <text:p/>
          </draw:line>
          <draw:line draw:style-name="gr15" draw:text-style-name="P4" draw:layer="layout" svg:x1="20.686cm" svg:y1="4.19cm" svg:x2="20.854cm" svg:y2="4.644cm">
            <text:p/>
          </draw:line>
          <draw:line draw:style-name="gr15" draw:text-style-name="P4" draw:layer="layout" svg:x1="22.441cm" svg:y1="4.809cm" svg:x2="24.39cm" svg:y2="4.144cm">
            <text:p/>
          </draw:line>
          <draw:line draw:style-name="gr15" draw:text-style-name="P4" draw:layer="layout" svg:x1="23.259cm" svg:y1="5.194cm" svg:x2="23.777cm" svg:y2="5.194cm">
            <text:p/>
          </draw:line>
          <draw:line draw:style-name="gr15" draw:text-style-name="P4" draw:layer="layout" svg:x1="20.012cm" svg:y1="7.136cm" svg:x2="21.167cm" svg:y2="6.041cm">
            <text:p/>
          </draw:line>
          <draw:line draw:style-name="gr15" draw:text-style-name="P4" draw:layer="layout" svg:x1="16.742cm" svg:y1="7.136cm" svg:x2="17.328cm" svg:y2="7.527cm">
            <text:p/>
          </draw:line>
          <draw:line draw:style-name="gr15" draw:text-style-name="P4" draw:layer="layout" svg:x1="21.36cm" svg:y1="8.032cm" svg:x2="22.347cm" svg:y2="7.335cm">
            <text:p/>
          </draw:line>
          <draw:line draw:style-name="gr15" draw:text-style-name="P4" draw:layer="layout" svg:x1="13.615cm" svg:y1="11.255cm" svg:x2="14.288cm" svg:y2="10.919cm">
            <text:p/>
          </draw:line>
          <draw:line draw:style-name="gr15" draw:text-style-name="P4" draw:layer="layout" svg:x1="16.983cm" svg:y1="11.501cm" svg:x2="16.308cm" svg:y2="10.967cm">
            <text:p/>
          </draw:line>
          <draw:line draw:style-name="gr15" draw:text-style-name="P4" draw:layer="layout" svg:x1="15.253cm" svg:y1="9.823cm" svg:x2="17.328cm" svg:y2="8.802cm">
            <text:p/>
          </draw:line>
          <draw:line draw:style-name="gr15" draw:text-style-name="P4" draw:layer="layout" svg:x1="12.942cm" svg:y1="9.259cm" svg:x2="17.328cm" svg:y2="8.417cm">
            <text:p/>
          </draw:line>
          <draw:line draw:style-name="gr15" draw:text-style-name="P4" draw:layer="layout" svg:x1="20.83cm" svg:y1="8.931cm" svg:x2="22.263cm" svg:y2="9.547cm">
            <text:p/>
          </draw:line>
          <draw:line draw:style-name="gr15" draw:text-style-name="P4" draw:layer="layout" svg:x1="19.749cm" svg:y1="8.931cm" svg:x2="20.95cm" svg:y2="10.221cm">
            <text:p/>
          </draw:line>
          <draw:line draw:style-name="gr15" draw:text-style-name="P4" draw:layer="layout" svg:x1="18.354cm" svg:y1="8.931cm" svg:x2="19.723cm" svg:y2="11.616cm">
            <text:p/>
          </draw:line>
          <draw:line draw:style-name="gr15" draw:text-style-name="P4" draw:layer="layout" svg:x1="2.648cm" svg:y1="12.392cm" svg:x2="3.031cm" svg:y2="12.909cm">
            <text:p/>
          </draw:line>
          <draw:line draw:style-name="gr15" draw:text-style-name="P4" draw:layer="layout" svg:x1="5.823cm" svg:y1="12.152cm" svg:x2="5.556cm" svg:y2="12.909cm">
            <text:p/>
          </draw:line>
          <draw:line draw:style-name="gr15" draw:text-style-name="P4" draw:layer="layout" svg:x1="2.816cm" svg:y1="14.704cm" svg:x2="2.766cm" svg:y2="15.494cm">
            <text:p/>
          </draw:line>
          <draw:line draw:style-name="gr15" draw:text-style-name="P4" draw:layer="layout" svg:x1="5.051cm" svg:y1="14.704cm" svg:x2="6.446cm" svg:y2="15.248cm">
            <text:p/>
          </draw:line>
          <draw:line draw:style-name="gr15" draw:text-style-name="P4" draw:layer="layout" svg:x1="12.604cm" svg:y1="8.184cm" svg:x2="12.604cm" svg:y2="7.984cm">
            <text:p/>
          </draw:line>
          <draw:line draw:style-name="gr15" draw:text-style-name="P4" draw:layer="layout" svg:x1="12.534cm" svg:y1="16.018cm" svg:x2="13.119cm" svg:y2="16.018cm">
            <text:p/>
          </draw:line>
          <draw:line draw:style-name="gr15" draw:text-style-name="P4" draw:layer="layout" svg:x1="14.722cm" svg:y1="14.726cm" svg:x2="14.769cm" svg:y2="15.507cm">
            <text:p/>
          </draw:line>
          <draw:line draw:style-name="gr15" draw:text-style-name="P4" draw:layer="layout" svg:x1="16.117cm" svg:y1="17.302cm" svg:x2="16.548cm" svg:y2="17.75cm">
            <text:p/>
          </draw:line>
          <draw:custom-shape draw:style-name="gr17" draw:text-style-name="P5" draw:layer="layout" svg:width="1.251cm" svg:height="1.251cm" draw:transform="rotate (0.785398163397448) translate (11.671cm 7.099cm)">
            <text:p/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12.604cm" svg:y1="8.184cm" svg:x2="17.328cm" svg:y2="8.184cm">
            <text:p/>
          </draw:line>
          <draw:g draw:style-name="gr1">
            <draw:custom-shape draw:style-name="gr18" draw:text-style-name="P3" draw:layer="layout" svg:width="3.163cm" svg:height="1.397cm" svg:x="13.724cm" svg:y="9.764cm">
              <text:p text:style-name="P2">Items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3" draw:layer="layout" svg:width="2.839cm" svg:height="1.181cm" svg:x="13.886cm" svg:y="9.872cm">
              <text:p text:style-name="P2"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6" draw:layer="layout" svg:width="2.019cm" svg:height="0.962cm" svg:x="14.296cm" svg:y="9.981cm">
              <draw:text-box>
                <text:p>items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03T15:44:25.936000000</meta:creation-date>
    <meta:generator>LibreOffice/24.8.0.3$Windows_X86_64 LibreOffice_project/0bdf1299c94fe897b119f97f3c613e9dca6be583</meta:generator>
    <dc:date>2025-05-04T08:21:05.013000000</dc:date>
    <meta:editing-duration>PT30M8S</meta:editing-duration>
    <meta:editing-cycles>6</meta:editing-cycles>
    <meta:document-statistic meta:object-count="78"/>
  </office:meta>
</office:document-meta>
</file>